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5cm" fo:min-width="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7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1.1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56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ff860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5.5cm" svg:y="2.75cm">
          <text:p text:style-name="P1">U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7.3cm" svg:y="2.75cm">
          <text:p text:style-name="P1">U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9.1cm" svg:y="2.75cm">
          <text:p text:style-name="P1">U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10.9cm" svg:y="2.75cm">
          <text:p text:style-name="P1">U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3.75cm" svg:y="2.75cm">
          <text:p text:style-name="P1">U<text:span text:style-name="T1">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37cm" svg:height="0.962cm" svg:x="3.713cm" svg:y="4.538cm">
          <draw:text-box>
            <text:p>Ok to copy</text:p>
          </draw:text-box>
        </draw:frame>
        <draw:frame draw:style-name="gr4" draw:text-style-name="P4" draw:layer="layout" svg:width="4.558cm" svg:height="0.962cm" svg:x="7.5cm" svg:y="1.5cm">
          <draw:text-box>
            <text:p>Not ok to copy</text:p>
          </draw:text-box>
        </draw:frame>
      </draw:page>
      <draw:page draw:name="page2" draw:style-name="dp1" draw:master-page-name="Default">
        <draw:custom-shape draw:style-name="gr5" draw:text-style-name="P2" draw:layer="layout" svg:width="1.91cm" svg:height="1.5cm" svg:x="10.39cm" svg:y="11cm">
          <text:p text:style-name="P1">U<text:span text:style-name="T1">n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cm" svg:height="1.5cm" svg:x="12.75cm" svg:y="3.2cm">
          <text:p text:style-name="P1">U<text:span text:style-name="T1">n+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89cm" svg:height="1.5cm" svg:x="8.05cm" svg:y="11cm">
          <text:p text:style-name="P1">U<text:span text:style-name="T1">n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008cm" svg:height="0.962cm" svg:x="11.716cm" svg:y="6.45cm">
          <draw:text-box>
            <text:p>Place event at n%nscratch</text:p>
          </draw:text-box>
        </draw:frame>
        <draw:frame draw:style-name="gr4" draw:text-style-name="P5" draw:layer="layout" svg:width="8.266cm" svg:height="1.673cm" svg:x="13.466cm" svg:y="-0.074cm">
          <draw:text-box>
            <text:p text:style-name="P1">Wait for command queue at (n+2)%nscratch</text:p>
          </draw:text-box>
        </draw:frame>
        <draw:line draw:style-name="gr8" draw:text-style-name="P6" draw:layer="layout" svg:x1="17.558cm" svg:y1="1.7cm" svg:x2="17.558cm" svg:y2="2.95cm">
          <text:p/>
        </draw:line>
        <draw:line draw:style-name="gr8" draw:text-style-name="P6" draw:layer="layout" svg:x1="13.653cm" svg:y1="5.001cm" svg:x2="13.653cm" svg:y2="6.251cm">
          <text:p/>
        </draw:line>
        <draw:line draw:style-name="gr8" draw:text-style-name="P6" draw:layer="layout" svg:x1="11.318cm" svg:y1="9.5cm" svg:x2="11.318cm" svg:y2="10.75cm">
          <text:p/>
        </draw:line>
        <draw:frame draw:style-name="gr4" draw:text-style-name="P8" draw:layer="layout" svg:width="7.233cm" svg:height="1.673cm" svg:x="5.133cm" svg:y="7.7cm">
          <draw:text-box>
            <text:p text:style-name="P7">Wait for</text:p>
            <text:p text:style-name="P7">event at (n-1)%nscratch</text:p>
          </draw:text-box>
        </draw:frame>
        <draw:frame draw:style-name="gr4" draw:text-style-name="P4" draw:layer="layout" svg:width="11.25cm" svg:height="0.962cm" svg:x="12.59cm" svg:y="11.288cm">
          <draw:text-box>
            <text:p>IO command queue at (n-1)%nscratch</text:p>
          </draw:text-box>
        </draw:frame>
        <draw:frame draw:style-name="gr4" draw:text-style-name="P4" draw:layer="layout" svg:width="4.867cm" svg:height="0.962cm" svg:x="18.76cm" svg:y="3.474cm">
          <draw:text-box>
            <text:p>compute queue</text:p>
          </draw:text-box>
        </draw:frame>
        <draw:custom-shape draw:style-name="gr6" draw:text-style-name="P3" draw:layer="layout" svg:width="1.7cm" svg:height="1.5cm" svg:x="14.75cm" svg:y="3.2cm">
          <text:p text:style-name="P1">U<text:span text:style-name="T1">n+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cm" svg:height="1.5cm" svg:x="16.75cm" svg:y="3.2cm">
          <text:p text:style-name="P1">U<text:span text:style-name="T1">n+</text:span><text:span text:style-name="T1">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2T16:41:01.557408344</meta:creation-date>
    <dc:date>2022-08-22T17:46:10.738520608</dc:date>
    <meta:editing-duration>PT44M44S</meta:editing-duration>
    <meta:editing-cycles>3</meta:editing-cycles>
    <meta:generator>LibreOffice/7.3.5.2$Linux_X86_64 LibreOffice_project/30$Build-2</meta:generator>
    <meta:document-statistic meta:object-count="20"/>
  </office:meta>
</office:document-meta>
</file>